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P6"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6" style:family="paragraph" style:parent-style-name="Standard">
      <style:text-properties style:font-name="CenturyExpanded" fo:font-size="12pt" fo:font-weight="normal" officeooo:rsid="003415ed" officeooo:paragraph-rsid="0031317c" style:font-size-asian="10.5pt" style:font-weight-asian="normal" style:font-size-complex="12pt" style:font-weight-complex="normal"/>
    </style:style>
    <style:style style:name="P27" style:family="paragraph" style:parent-style-name="Standard">
      <style:text-properties style:font-name="CenturyExpanded" fo:font-size="12pt" fo:font-weight="normal" officeooo:rsid="003538df" officeooo:paragraph-rsid="003538df" style:font-size-asian="10.5pt" style:font-weight-asian="normal" style:font-size-complex="12pt" style:font-weight-complex="normal"/>
    </style:style>
    <style:style style:name="P28" style:family="paragraph" style:parent-style-name="Standard">
      <style:text-properties style:font-name="CenturyExpanded" fo:font-size="12pt" fo:font-weight="normal" officeooo:rsid="00403a8f" officeooo:paragraph-rsid="00403a8f" style:font-size-asian="10.5pt" style:font-weight-asian="normal" style:font-size-complex="12pt" style:font-weight-complex="normal"/>
    </style:style>
    <style:style style:name="P29" style:family="paragraph" style:parent-style-name="Standard">
      <style:text-properties style:font-name="CenturyExpanded" fo:font-size="12pt" fo:font-weight="normal" officeooo:rsid="004363bf" officeooo:paragraph-rsid="004363bf" style:font-size-asian="10.5pt" style:font-weight-asian="normal" style:font-size-complex="12pt" style:font-weight-complex="normal"/>
    </style:style>
    <style:style style:name="P30" style:family="paragraph" style:parent-style-name="Standard">
      <style:text-properties style:font-name="CenturyExpanded" fo:font-size="12pt" fo:font-weight="bold" officeooo:rsid="0036c3d4" officeooo:paragraph-rsid="0036c3d4" style:font-size-asian="10.5pt" style:font-weight-asian="bold" style:font-size-complex="12pt" style:font-weight-complex="bold"/>
    </style:style>
    <style:style style:name="P31"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32" style:family="paragraph" style:parent-style-name="Standard">
      <style:text-properties style:font-name="CenturyExpanded" fo:font-size="12pt" fo:font-weight="normal" officeooo:rsid="0043df4b" officeooo:paragraph-rsid="0043df4b" style:font-size-asian="10.5pt" style:font-weight-asian="normal" style:font-size-complex="12pt" style:font-weight-complex="normal"/>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style:style style:name="T10" style:family="text">
      <style:text-properties officeooo:rsid="003415ed"/>
    </style:style>
    <style:style style:name="T11" style:family="text">
      <style:text-properties officeooo:rsid="0036c3d4"/>
    </style:style>
    <style:style style:name="T12" style:family="text">
      <style:text-properties fo:font-weight="normal" style:font-weight-asian="normal" style:font-weight-complex="normal"/>
    </style:style>
    <style:style style:name="T13" style:family="text">
      <style:text-properties fo:font-weight="normal" officeooo:rsid="0037d8ce" style:font-weight-asian="normal" style:font-weight-complex="normal"/>
    </style:style>
    <style:style style:name="T14" style:family="text">
      <style:text-properties officeooo:rsid="0038b774"/>
    </style:style>
    <style:style style:name="T15" style:family="text">
      <style:text-properties officeooo:rsid="0038e39d"/>
    </style:style>
    <style:style style:name="T16" style:family="text">
      <style:text-properties officeooo:rsid="003bfe5a"/>
    </style:style>
    <style:style style:name="T17" style:family="text">
      <style:text-properties officeooo:rsid="0041528d"/>
    </style:style>
    <style:style style:name="T18" style:family="text">
      <style:text-properties officeooo:rsid="0041bbbd"/>
    </style:style>
    <style:style style:name="T19" style:family="text">
      <style:text-properties officeooo:rsid="004363bf"/>
    </style:style>
    <style:style style:name="T20" style:family="text">
      <style:text-properties officeooo:rsid="0043df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1">Hello, I am Isaac <text:span text:style-name="T14">Ljubic</text:span>, the founder of the Valency Exchange. Thank you for giving me the opportunity to present our groundbreaking platform that aims to not just revolutionise the cryptocurrency exchange landscape, but the entire cryptocurrency industry.</text:p>
      <text:p text:style-name="P11"><text:span text:style-name="T14">What differentiates us is our level of</text:span> trust, transparency, and security, leveraging cutting-edge technologies to offer a trading experience that is unparalleled.</text:p>
      <text:p text:style-name="P7"/>
      <text:p text:style-name="P7"/>
      <text:p text:style-name="P2">Problem Statement</text:p>
      <text:p text:style-name="P23">In the wake of the 2022 FTX crash, customers faced a monumental loss of over $8 Billion USD, shaking peoples faith (and mine) in cryptocurrency exchanges <text:span text:style-name="T15">(and not just exchanges, the entire cryptocurrency market!)</text:span>. How can we rebuild this trust and offer a more reliable solution for the future?</text:p>
      <text:p text:style-name="P13"/>
      <text:p text:style-name="P13">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8"/>
      <text:p text:style-name="P8"/>
      <text:p text:style-name="P2">Solution</text:p>
      <text:p text:style-name="P12">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2"/>
      <text:p text:style-name="P14">The exchange is built on top of our own, non-profit, decentralised network called the Valency Network (imaginative name right?). Transactions between customer and exchange are routed through a ‘smart contract’ hosted on this network. This smart contract acts as an escrow (middleman) between both parties and ensures <text:span text:style-name="T15">they both</text:span> get what they want.</text:p>
      <text:p text:style-name="P14"/>
      <text:p text:style-name="P15">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6">In this example, Joe is a human, and humans (as we have seen with companies like FTX), can do some Bad, bad things. What if Joe just took both assets and ran?</text:p>
      <text:p text:style-name="P16">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6"><text:soft-page-break/></text:p>
      <text:p text:style-name="P16">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9"/>
      <text:p text:style-name="P9"/>
      <text:p text:style-name="P4">Key Features</text:p>
      <text:p text:style-name="P18"><text:span text:style-name="T4">1. Advanced Security Protocols:</text:span> Our revolutionary security system eliminates the chances of customer assets being tampered with whilst in exchange. <text:span text:style-name="T18">Assets are stored locally by the customer, erasing the risk of exchange fraud.</text:span></text:p>
      <text:p text:style-name="P18"/>
      <text:p text:style-name="P18"><text:span text:style-name="T4">2. Transparent Fee Structure: </text:span>We eliminate guesswork with a straightforward and transparent fee structure: <text:span text:style-name="T19">$5usd</text:span><text:span text:style-name="T16"> per transaction + any gas fee’s if a customer decides to utilise a smart-contract escrow. This transparent fee structure ensures you’re never caught off guard by hidden costs.</text:span></text:p>
      <text:p text:style-name="P29">If entering a short or loan position, there will be an extra cost of $10 per transaction to cover smart contract fee’s.</text:p>
      <text:p text:style-name="P18"/>
      <text:p text:style-name="P18"><text:span text:style-name="T4">3. Real-Time Auditing:</text:span> Leveraging blockchain and open-source technology, we offer real-time auditing of all transactions and transaction protocols, setting a new benchmark for transparency in the industry.</text:p>
      <text:p text:style-name="P18"/>
      <text:p text:style-name="P18"><text:span text:style-name="T4">4. AI-Powered Fraud Detection:</text:span> Our real-time, machine learning algorithms are designed to detect and prevent fraudulent activities, offering an additional layer of security.</text:p>
      <text:p text:style-name="P18"/>
      <text:p text:style-name="P18"><text:span text:style-name="T4">5. User-Friendly Interface:</text:span> Our clean, intuitive UI is designed to make trading accessible for both newcomers and experienced traders alike.</text:p>
      <text:p text:style-name="P18"/>
      <text:p text:style-name="P18"><text:span text:style-name="T4">6. Community Governance:</text:span> We value the voice of our community and involve them in key decisions, ensuring that our platform continually evolves to meet user needs <text:span text:style-name="T17">and grow users trust in the exchange</text:span>.</text:p>
      <text:p text:style-name="P10"/>
      <text:p text:style-name="P30">7. Local Asset Storage:<text:span text:style-name="T12"> The Valency Exchange desktop/mobile apps act as local cryptocurrency wallets for customers to store their assets themselves. </text:span><text:span text:style-name="T13">This eliminates the possibility of mismanagement of customer funds by the exchange.</text:span></text:p>
      <text:p text:style-name="P10"/>
      <text:p text:style-name="P2">Technology</text:p>
      <text:p text:style-name="P19">We leverage the following technologies to make our platform stand out:</text:p>
      <text:p text:style-name="P19"><text:span text:style-name="T4">1. Smart Contracts:</text:span> For automated, trust-less transactions.</text:p>
      <text:p text:style-name="P19"><text:span text:style-name="T4">2. Quantum-Resistant Encryption: </text:span>To safeguard against future threats.</text:p>
      <text:p text:style-name="P19"><text:span text:style-name="T4">3. Decentralised Architecture:</text:span> Ensuring that the platform is resilient against attacks.</text:p>
      <text:p text:style-name="P19"><text:span text:style-name="T4">4. High-Speed Matching Engine:</text:span> For real-time trade execution.</text:p>
      <text:p text:style-name="P19"><text:span text:style-name="T4">5. Open-Source Code:</text:span> Ensuring that the exchange is as transparent and trustworthy as possible.</text:p>
      <text:p text:style-name="P19"/>
      <text:p text:style-name="P17"/>
      <text:p text:style-name="P2">Market Opportunity</text:p>
      <text:p text:style-name="P31"><text:soft-page-break/>The cryptocurrency market size in terms of transaction value is expected to grow <text:span text:style-name="T20">massively in the coming years</text:span>. With our focus on trust, security, and user experience, we aim to capture a significant share of this growing market.</text:p>
      <text:p text:style-name="P32">Based on a $5 fixed withdrawal fee, controlling 100% of withdrawals would result in an estimated $5.5 Million Dollars per day.</text:p>
      <text:p text:style-name="P32">This estimate does not take into account revenue that could be made from shorting fees, leverage fees, analytics subscriptions, and trading bot subscriptions.</text:p>
      <text:p text:style-name="P20"/>
      <text:p text:style-name="P2">Business Model</text:p>
      <text:p text:style-name="P22">We operate on a commission-based model, taking a small fee from each transaction <text:span text:style-name="T11">and withdrawal</text:span>. We also offer premium features like advanced analytics and trading bots for a subscription fee.</text:p>
      <text:p text:style-name="P21"/>
      <text:p text:style-name="P3">Traction</text:p>
      <text:p text:style-name="P3"><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1"/>
      <text:p text:style-name="P2">Funding</text:p>
      <text:p text:style-name="P28">We have interest for pre-seed funding from several startup accelerators.</text:p>
      <text:p text:style-name="P2"/>
      <text:p text:style-name="P2">Conclusion</text:p>
      <text:p text:style-name="P6"><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6"/>
      <text:p text:style-name="P24">Thank you for your time and consideration. I am open to any questions.</text:p>
      <text:p text:style-name="P24"/>
      <text:p text:style-name="P24"/>
      <text:p text:style-name="P5">Notes</text:p>
      <text:p text:style-name="P25">1. We are currently building our minimum viable product (MVP).</text:p>
      <text:p text:style-name="P25">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text:p text:style-name="P26"/>
      <text:p text:style-name="P27">ENSURE YOU SAY SOMETHING ALONG THE LINES OF:</text:p>
      <text:p text:style-name="P27">In the spirit of transparency, you can find all details for the core exchange functionality in the 87-page whitepaper at: <text:a xlink:type="simple" xlink:href="https://valency.dev/The-Valency-Project.pdf" text:style-name="Internet_20_link" text:visited-style-name="Visited_20_Internet_20_Link"><text:span text:style-name="T10">https://valency.dev/The-Valency-Project.pdf</text:span></text:a></text:p>
      <text:p text:style-name="P27">AT THE END OF THE PI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22T17:44:36.662747632</dc:date>
    <meta:editing-duration>PT9H51M30S</meta:editing-duration>
    <meta:editing-cycles>35</meta:editing-cycles>
    <meta:generator>LibreOffice/7.5.2.2$Linux_X86_64 LibreOffice_project/50$Build-2</meta:generator>
    <meta:document-statistic meta:table-count="0" meta:image-count="0" meta:object-count="0" meta:page-count="3" meta:paragraph-count="49" meta:word-count="1171" meta:character-count="7470" meta:non-whitespace-character-count="6346"/>
  </office:meta>
</office:document-meta>
</file>